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ragonfli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rip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ercopida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mbraci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llida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uropteroi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tterfli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hingida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phylinida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hiperici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ida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aterrida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terome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rambycida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culionida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c coleopter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ylopi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icida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as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pulida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ulicida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ypetida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" table:formula="of:=SUM([.B1:.B27])"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5T08:35:26.320184209</dc:date>
    <meta:editing-duration>PT1M43S</meta:editing-duration>
    <meta:editing-cycles>1</meta:editing-cycles>
    <meta:document-statistic meta:table-count="1" meta:cell-count="55" meta:object-count="0"/>
    <meta:generator>LibreOffice/5.1.6.2$Linux_X86_64 LibreOffice_project/10m0$Build-2</meta:generator>
  </office:meta>
</office:document-meta>
</file>